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3.6665in"/>
    </style:style>
    <style:style style:name="co5" style:family="table-column">
      <style:table-column-properties fo:break-before="auto" style:column-width="2.4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ffff"/>
      <style:text-properties style:use-window-font-color="true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cc"/>
    </style:style>
    <style:style style:name="ce6" style:family="table-cell" style:parent-style-name="Default">
      <style:table-cell-properties fo:background-color="#ff8080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00ccff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000000" fo:border="0.06pt solid #000000"/>
    </style:style>
    <style:style style:name="ce11" style:family="table-cell" style:parent-style-name="Default" style:data-style-name="N99">
      <style:table-cell-properties fo:background-color="#b2b2b2"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2" table:number-columns-repeated="4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3"/>
        <table:table-column table:style-name="co5" table:default-cell-style-name="Default"/>
        <table:table-row table:style-name="ro1">
          <table:table-cell table:style-name="Default" office:value-type="string" calcext:value-type="string">
            <text:p>TLA_Low_CURRENT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TLA HIGH_CURRENT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scale</text:p>
          </table:table-cell>
          <table:table-cell table:style-name="Default" office:value-type="float" office:value="0.0026908233396633" calcext:value-type="float">
            <text:p>0.0026908233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cal_accurac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7"/>
          <table:table-cell/>
        </table:table-row>
        <table:table-row table:style-name="ro1" table:number-rows-repeated="2">
          <table:table-cell table:style-name="Default" table:number-columns-repeated="9"/>
          <table:table-cell/>
        </table:table-row>
        <table:table-row table:style-name="ro1">
          <table:table-cell table:style-name="ce1" office:value-type="string" calcext:value-type="string">
            <text:p>UM3 INFO</text:p>
          </table:table-cell>
          <table:table-cell table:style-name="ce1" office:value-type="string" calcext:value-type="string">
            <text:p>Rogo </text:p>
          </table:table-cell>
          <table:table-cell table:style-name="ce1" office:value-type="string" calcext:value-type="string">
            <text:p>Irms (UM)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Adj. Iscale</text:p>
          </table:table-cell>
          <table:table-cell table:style-name="ce1" office:value-type="string" calcext:value-type="string">
            <text:p>Adj Irms</text:p>
          </table:table-cell>
          <table:table-cell table:style-name="ce1" office:value-type="string" calcext:value-type="string">
            <text:p>Irms (Um-cal)</text:p>
          </table:table-cell>
          <table:table-cell table:style-name="ce1"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300-0075-05, 1, RE44183467</text:p>
          </table:table-cell>
          <table:table-cell office:value-type="float" office:value="1" calcext:value-type="float">
            <text:p>1</text:p>
          </table:table-cell>
          <table:table-cell office:value-type="float" office:value="20.256594" calcext:value-type="float">
            <text:p>20.256594</text:p>
          </table:table-cell>
          <table:table-cell table:formula="of:=([.B$2]-[.B$1])/([.C9]-[.C8])" office:value-type="float" office:value="1.24714617709246" calcext:value-type="float">
            <text:p>1.2471461771</text:p>
          </table:table-cell>
          <table:table-cell table:formula="of:=[.B$3]*[.D8]" office:value-type="float" office:value="0.00335585004129224" calcext:value-type="float">
            <text:p>0.00335585</text:p>
          </table:table-cell>
          <table:table-cell table:formula="of:=[.C8]*[.$D8]" office:value-type="float" office:value="25.262933768014" calcext:value-type="float">
            <text:p>25.262933768</text:p>
          </table:table-cell>
          <table:table-cell office:value-type="float" office:value="25.16" calcext:value-type="float">
            <text:p>25.16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2"/>
          <table:table-cell office:value-type="float" office:value="481.309204" calcext:value-type="float">
            <text:p>481.309204</text:p>
          </table:table-cell>
          <table:table-cell table:style-name="ce10" table:number-columns-repeated="2"/>
          <table:table-cell table:formula="of:=[.C9]*[.$D8]" office:value-type="float" office:value="600.262933768014" calcext:value-type="float">
            <text:p>600.262933768</text:p>
          </table:table-cell>
          <table:table-cell office:value-type="float" office:value="598.89" calcext:value-type="float">
            <text:p>598.89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147236" calcext:value-type="float">
            <text:p>20.147236</text:p>
          </table:table-cell>
          <table:table-cell table:formula="of:=([.B$2]-[.B$1])/([.C11]-[.C10])" office:value-type="float" office:value="1.2545205037293" calcext:value-type="float">
            <text:p>1.2545205037</text:p>
          </table:table-cell>
          <table:table-cell table:formula="of:=[.B$3]*[.D10]" office:value-type="float" office:value="0.00337569305152095" calcext:value-type="float">
            <text:p>0.0033756931</text:p>
          </table:table-cell>
          <table:table-cell table:formula="of:=[.C10]*[.$D10]" office:value-type="float" office:value="25.275120655473" calcext:value-type="float">
            <text:p>25.2751206555</text:p>
          </table:table-cell>
          <table:table-cell office:value-type="float" office:value="25.12" calcext:value-type="float">
            <text:p>25.1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D47180004</text:p>
          </table:table-cell>
          <table:table-cell table:style-name="ce7"/>
          <table:table-cell office:value-type="float" office:value="478.489685" calcext:value-type="float">
            <text:p>478.489685</text:p>
          </table:table-cell>
          <table:table-cell table:style-name="ce10" table:number-columns-repeated="2"/>
          <table:table-cell table:formula="of:=[.C11]*[.$D10]" office:value-type="float" office:value="600.275120655473" calcext:value-type="float">
            <text:p>600.2751206555</text:p>
          </table:table-cell>
          <table:table-cell office:value-type="float" office:value="598.81" calcext:value-type="float">
            <text:p>598.81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495607" calcext:value-type="float">
            <text:p>20.495607</text:p>
          </table:table-cell>
          <table:table-cell table:formula="of:=([.B$2]-[.B$1])/([.C13]-[.C12])" office:value-type="float" office:value="1.23391261481935" calcext:value-type="float">
            <text:p>1.2339126148</text:p>
          </table:table-cell>
          <table:table-cell table:formula="of:=[.B$3]*[.D12]" office:value-type="float" office:value="0.00332024086306088" calcext:value-type="float">
            <text:p>0.0033202409</text:p>
          </table:table-cell>
          <table:table-cell table:formula="of:=[.C12]*[.$D12]" office:value-type="float" office:value="25.2897880256798" calcext:value-type="float">
            <text:p>25.2897880257</text:p>
          </table:table-cell>
          <table:table-cell office:value-type="float" office:value="25.17" calcext:value-type="float">
            <text:p>25.17</text:p>
          </table:table-cell>
          <table:table-cell table:number-columns-repeated="3"/>
        </table:table-row>
        <table:table-row table:style-name="ro1">
          <table:table-cell/>
          <table:table-cell table:style-name="ce8"/>
          <table:table-cell office:value-type="float" office:value="486.49295" calcext:value-type="float">
            <text:p>486.49295</text:p>
          </table:table-cell>
          <table:table-cell table:style-name="ce10" table:number-columns-repeated="2"/>
          <table:table-cell table:formula="of:=[.C13]*[.$D12]" office:value-type="float" office:value="600.28978802568" calcext:value-type="float">
            <text:p>600.2897880257</text:p>
          </table:table-cell>
          <table:table-cell office:value-type="float" office:value="598.968" calcext:value-type="float">
            <text:p>598.96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00-0075-05, 1, RE44183482</text:p>
          </table:table-cell>
          <table:table-cell office:value-type="float" office:value="1" calcext:value-type="float">
            <text:p>1</text:p>
          </table:table-cell>
          <table:table-cell office:value-type="float" office:value="20.37" calcext:value-type="float">
            <text:p>20.37</text:p>
          </table:table-cell>
          <table:table-cell table:formula="of:=([.B$2]-[.B$1])/([.C15]-[.C14])" office:value-type="float" office:value="1.23834341955075" calcext:value-type="float">
            <text:p>1.2383434196</text:p>
          </table:table-cell>
          <table:table-cell table:formula="of:=[.B$3]*[.D14]" office:value-type="float" office:value="0.00333216337584562" calcext:value-type="float">
            <text:p>0.0033321634</text:p>
          </table:table-cell>
          <table:table-cell table:formula="of:=[.C14]*[.$D14]" office:value-type="float" office:value="25.2250554562488" calcext:value-type="float">
            <text:p>25.2250554562</text:p>
          </table:table-cell>
          <table:table-cell office:value-type="float" office:value="25.25" calcext:value-type="float">
            <text:p>25.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4.7" calcext:value-type="float">
            <text:p>484.7</text:p>
          </table:table-cell>
          <table:table-cell table:style-name="ce10" table:number-columns-repeated="2"/>
          <table:table-cell table:formula="of:=[.C15]*[.$D14]" office:value-type="float" office:value="600.225055456249" calcext:value-type="float">
            <text:p>600.2250554562</text:p>
          </table:table-cell>
          <table:table-cell office:value-type="float" office:value="598.62" calcext:value-type="float">
            <text:p>598.6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13" calcext:value-type="float">
            <text:p>20.13</text:p>
          </table:table-cell>
          <table:table-cell table:formula="of:=([.B$2]-[.B$1])/([.C17]-[.C16])" office:value-type="float" office:value="1.25413045137791" calcext:value-type="float">
            <text:p>1.2541304514</text:p>
          </table:table-cell>
          <table:table-cell table:formula="of:=[.B$3]*[.D16]" office:value-type="float" office:value="0.00337464348955014" calcext:value-type="float">
            <text:p>0.0033746435</text:p>
          </table:table-cell>
          <table:table-cell table:formula="of:=[.C16]*[.$D16]" office:value-type="float" office:value="25.2456459862373" calcext:value-type="float">
            <text:p>25.2456459862</text:p>
          </table:table-cell>
          <table:table-cell office:value-type="float" office:value="25.24" calcext:value-type="float">
            <text:p>25.2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D47180003</text:p>
          </table:table-cell>
          <table:table-cell table:style-name="ce7"/>
          <table:table-cell office:value-type="float" office:value="478.615" calcext:value-type="float">
            <text:p>478.615</text:p>
          </table:table-cell>
          <table:table-cell table:style-name="ce10" table:number-columns-repeated="2"/>
          <table:table-cell table:formula="of:=[.C17]*[.$D16]" office:value-type="float" office:value="600.245645986237" calcext:value-type="float">
            <text:p>600.2456459862</text:p>
          </table:table-cell>
          <table:table-cell office:value-type="float" office:value="598.63" calcext:value-type="float">
            <text:p>598.6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01" calcext:value-type="float">
            <text:p>20.01</text:p>
          </table:table-cell>
          <table:table-cell table:formula="of:=([.B$2]-[.B$1])/([.C19]-[.C18])" office:value-type="float" office:value="1.25811484072266" calcext:value-type="float">
            <text:p>1.2581148407</text:p>
          </table:table-cell>
          <table:table-cell table:formula="of:=[.B$3]*[.D18]" office:value-type="float" office:value="0.00338536477739331" calcext:value-type="float">
            <text:p>0.0033853648</text:p>
          </table:table-cell>
          <table:table-cell table:formula="of:=[.C18]*[.$D18]" office:value-type="float" office:value="25.1748779628605" calcext:value-type="float">
            <text:p>25.1748779629</text:p>
          </table:table-cell>
          <table:table-cell office:value-type="float" office:value="25.25" calcext:value-type="float">
            <text:p>25.25</text:p>
          </table:table-cell>
          <table:table-cell table:number-columns-repeated="3"/>
        </table:table-row>
        <table:table-row table:style-name="ro1">
          <table:table-cell/>
          <table:table-cell table:style-name="ce8"/>
          <table:table-cell office:value-type="float" office:value="477.043" calcext:value-type="float">
            <text:p>477.043</text:p>
          </table:table-cell>
          <table:table-cell table:style-name="ce10" table:number-columns-repeated="2"/>
          <table:table-cell table:formula="of:=[.C19]*[.$D18]" office:value-type="float" office:value="600.17487796286" calcext:value-type="float">
            <text:p>600.1748779629</text:p>
          </table:table-cell>
          <table:table-cell office:value-type="float" office:value="598.568" calcext:value-type="float">
            <text:p>598.56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00-0075-05, 1, RE44183469</text:p>
          </table:table-cell>
          <table:table-cell office:value-type="float" office:value="1" calcext:value-type="float">
            <text:p>1</text:p>
          </table:table-cell>
          <table:table-cell office:value-type="float" office:value="20.2554" calcext:value-type="float">
            <text:p>20.2554</text:p>
          </table:table-cell>
          <table:table-cell table:formula="of:=([.B$2]-[.B$1])/([.C21]-[.C20])" office:value-type="float" office:value="1.2498788160974" calcext:value-type="float">
            <text:p>1.2498788161</text:p>
          </table:table-cell>
          <table:table-cell table:formula="of:=[.B$3]*[.D20]" office:value-type="float" office:value="0.0033632030901056" calcext:value-type="float">
            <text:p>0.0033632031</text:p>
          </table:table-cell>
          <table:table-cell table:formula="of:=[.C20]*[.$D20]" office:value-type="float" office:value="25.3167953715792" calcext:value-type="float">
            <text:p>25.3167953716</text:p>
          </table:table-cell>
          <table:table-cell office:value-type="float" office:value="25.242" calcext:value-type="float">
            <text:p>25.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0.3" calcext:value-type="float">
            <text:p>480.3</text:p>
          </table:table-cell>
          <table:table-cell table:style-name="ce10" table:number-columns-repeated="2"/>
          <table:table-cell table:formula="of:=[.C21]*[.$D20]" office:value-type="float" office:value="600.316795371579" calcext:value-type="float">
            <text:p>600.3167953716</text:p>
          </table:table-cell>
          <table:table-cell office:value-type="float" office:value="599.2" calcext:value-type="float">
            <text:p>599.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161" calcext:value-type="float">
            <text:p>20.161</text:p>
          </table:table-cell>
          <table:table-cell table:formula="of:=([.B$2]-[.B$1])/([.C23]-[.C22])" office:value-type="float" office:value="1.25489682565664" calcext:value-type="float">
            <text:p>1.2548968257</text:p>
          </table:table-cell>
          <table:table-cell table:formula="of:=[.B$3]*[.D22]" office:value-type="float" office:value="0.00337670566734626" calcext:value-type="float">
            <text:p>0.0033767057</text:p>
          </table:table-cell>
          <table:table-cell table:formula="of:=[.C22]*[.$D22]" office:value-type="float" office:value="25.2999749020635" calcext:value-type="float">
            <text:p>25.2999749021</text:p>
          </table:table-cell>
          <table:table-cell office:value-type="float" office:value="25.24" calcext:value-type="float">
            <text:p>25.2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D41780005</text:p>
          </table:table-cell>
          <table:table-cell table:style-name="ce7"/>
          <table:table-cell office:value-type="float" office:value="478.366" calcext:value-type="float">
            <text:p>478.366</text:p>
          </table:table-cell>
          <table:table-cell table:style-name="ce10" table:number-columns-repeated="2"/>
          <table:table-cell table:formula="of:=[.C23]*[.$D22]" office:value-type="float" office:value="600.299974902064" calcext:value-type="float">
            <text:p>600.2999749021</text:p>
          </table:table-cell>
          <table:table-cell office:value-type="float" office:value="599.28" calcext:value-type="float">
            <text:p>599.28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4" calcext:value-type="float">
            <text:p>20.4</text:p>
          </table:table-cell>
          <table:table-cell table:formula="of:=([.B$2]-[.B$1])/([.C25]-[.C24])" office:value-type="float" office:value="1.24070014327389" calcext:value-type="float">
            <text:p>1.2407001433</text:p>
          </table:table-cell>
          <table:table-cell table:formula="of:=[.B$3]*[.D24]" office:value-type="float" office:value="0.00333850490304499" calcext:value-type="float">
            <text:p>0.0033385049</text:p>
          </table:table-cell>
          <table:table-cell table:formula="of:=[.C24]*[.$D24]" office:value-type="float" office:value="25.3102829227875" calcext:value-type="float">
            <text:p>25.3102829228</text:p>
          </table:table-cell>
          <table:table-cell office:value-type="float" office:value="25.245" calcext:value-type="float">
            <text:p>25.245</text:p>
          </table:table-cell>
          <table:table-cell table:number-columns-repeated="3"/>
        </table:table-row>
        <table:table-row table:style-name="ro1">
          <table:table-cell/>
          <table:table-cell table:style-name="ce8"/>
          <table:table-cell office:value-type="float" office:value="483.848" calcext:value-type="float">
            <text:p>483.848</text:p>
          </table:table-cell>
          <table:table-cell table:style-name="ce10" table:number-columns-repeated="2"/>
          <table:table-cell table:formula="of:=[.C25]*[.$D24]" office:value-type="float" office:value="600.310282922787" calcext:value-type="float">
            <text:p>600.3102829228</text:p>
          </table:table-cell>
          <table:table-cell office:value-type="float" office:value="599.2" calcext:value-type="float">
            <text:p>599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00-0075-05, 1, RE44183447</text:p>
          </table:table-cell>
          <table:table-cell office:value-type="float" office:value="1" calcext:value-type="float">
            <text:p>1</text:p>
          </table:table-cell>
          <table:table-cell office:value-type="float" office:value="20.41554" calcext:value-type="float">
            <text:p>20.41554</text:p>
          </table:table-cell>
          <table:table-cell table:formula="of:=([.B$2]-[.B$1])/([.C27]-[.C26])" office:value-type="float" office:value="1.24054901219289" calcext:value-type="float">
            <text:p>1.2405490122</text:p>
          </table:table-cell>
          <table:table-cell table:formula="of:=[.B$3]*[.D26]" office:value-type="float" office:value="0.00333809823600488" calcext:value-type="float">
            <text:p>0.0033380982</text:p>
          </table:table-cell>
          <table:table-cell table:formula="of:=[.C26]*[.$D26]" office:value-type="float" office:value="25.3264779803845" calcext:value-type="float">
            <text:p>25.3264779804</text:p>
          </table:table-cell>
          <table:table-cell office:value-type="float" office:value="25.272" calcext:value-type="float">
            <text:p>25.2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3.92" calcext:value-type="float">
            <text:p>483.92</text:p>
          </table:table-cell>
          <table:table-cell table:style-name="ce10" table:number-columns-repeated="2"/>
          <table:table-cell table:formula="of:=[.C27]*[.$D26]" office:value-type="float" office:value="600.326477980385" calcext:value-type="float">
            <text:p>600.3264779804</text:p>
          </table:table-cell>
          <table:table-cell office:value-type="float" office:value="599.844482" calcext:value-type="float">
            <text:p>599.84448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3" calcext:value-type="float">
            <text:p>20.3</text:p>
          </table:table-cell>
          <table:table-cell table:formula="of:=([.B$2]-[.B$1])/([.C29]-[.C28])" office:value-type="float" office:value="1.24701800043375" calcext:value-type="float">
            <text:p>1.2470180004</text:p>
          </table:table-cell>
          <table:table-cell table:formula="of:=[.B$3]*[.D28]" office:value-type="float" office:value="0.00335550514054738" calcext:value-type="float">
            <text:p>0.0033555051</text:p>
          </table:table-cell>
          <table:table-cell table:formula="of:=[.C28]*[.$D28]" office:value-type="float" office:value="25.314465408805" calcext:value-type="float">
            <text:p>25.3144654088</text:p>
          </table:table-cell>
          <table:table-cell office:value-type="float" office:value="25.3" calcext:value-type="float">
            <text:p>25.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D47180002</text:p>
          </table:table-cell>
          <table:table-cell table:style-name="ce7"/>
          <table:table-cell office:value-type="float" office:value="481.4" calcext:value-type="float">
            <text:p>481.4</text:p>
          </table:table-cell>
          <table:table-cell table:style-name="ce10" table:number-columns-repeated="2"/>
          <table:table-cell table:formula="of:=[.C29]*[.$D28]" office:value-type="float" office:value="600.314465408805" calcext:value-type="float">
            <text:p>600.3144654088</text:p>
          </table:table-cell>
          <table:table-cell office:value-type="float" office:value="599.864746" calcext:value-type="float">
            <text:p>599.864746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2" calcext:value-type="float">
            <text:p>20.2</text:p>
          </table:table-cell>
          <table:table-cell table:formula="of:=([.B$2]-[.B$1])/([.C31]-[.C30])" office:value-type="float" office:value="1.25280199242491" calcext:value-type="float">
            <text:p>1.2528019924</text:p>
          </table:table-cell>
          <table:table-cell table:formula="of:=[.B$3]*[.D30]" office:value-type="float" office:value="0.00337106884119364" calcext:value-type="float">
            <text:p>0.0033710688</text:p>
          </table:table-cell>
          <table:table-cell table:formula="of:=[.C30]*[.$D30]" office:value-type="float" office:value="25.3066002469833" calcext:value-type="float">
            <text:p>25.306600247</text:p>
          </table:table-cell>
          <table:table-cell office:value-type="float" office:value="25.233124" calcext:value-type="float">
            <text:p>25.233124</text:p>
          </table:table-cell>
          <table:table-cell table:number-columns-repeated="3"/>
        </table:table-row>
        <table:table-row table:style-name="ro1">
          <table:table-cell/>
          <table:table-cell table:style-name="ce8"/>
          <table:table-cell office:value-type="float" office:value="479.171173" calcext:value-type="float">
            <text:p>479.171173</text:p>
          </table:table-cell>
          <table:table-cell table:style-name="ce10" table:number-columns-repeated="2"/>
          <table:table-cell table:formula="of:=[.C31]*[.$D30]" office:value-type="float" office:value="600.306600246983" calcext:value-type="float">
            <text:p>600.306600247</text:p>
          </table:table-cell>
          <table:table-cell office:value-type="float" office:value="599.892944" calcext:value-type="float">
            <text:p>599.892944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33]-[.C32])" office:value-type="string" office:string-value="" calcext:value-type="error">
            <text:p>#DIV/0!</text:p>
          </table:table-cell>
          <table:table-cell table:formula="of:=[.B$3]*[.D32]" office:value-type="string" office:string-value="" calcext:value-type="error">
            <text:p>#DIV/0!</text:p>
          </table:table-cell>
          <table:table-cell table:formula="of:=[.C32]*[.$D3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33]*[.$D3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35]-[.C34])" office:value-type="string" office:string-value="" calcext:value-type="error">
            <text:p>#DIV/0!</text:p>
          </table:table-cell>
          <table:table-cell table:formula="of:=[.B$3]*[.D34]" office:value-type="string" office:string-value="" calcext:value-type="error">
            <text:p>#DIV/0!</text:p>
          </table:table-cell>
          <table:table-cell table:formula="of:=[.C34]*[.$D3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35]*[.$D3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37]-[.C36])" office:value-type="string" office:string-value="" calcext:value-type="error">
            <text:p>#DIV/0!</text:p>
          </table:table-cell>
          <table:table-cell table:formula="of:=[.B$3]*[.D36]" office:value-type="string" office:string-value="" calcext:value-type="error">
            <text:p>#DIV/0!</text:p>
          </table:table-cell>
          <table:table-cell table:formula="of:=[.C36]*[.$D3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37]*[.$D3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39]-[.C38])" office:value-type="string" office:string-value="" calcext:value-type="error">
            <text:p>#DIV/0!</text:p>
          </table:table-cell>
          <table:table-cell table:formula="of:=[.B$3]*[.D38]" office:value-type="string" office:string-value="" calcext:value-type="error">
            <text:p>#DIV/0!</text:p>
          </table:table-cell>
          <table:table-cell table:formula="of:=[.C38]*[.$D3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39]*[.$D3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41]-[.C40])" office:value-type="string" office:string-value="" calcext:value-type="error">
            <text:p>#DIV/0!</text:p>
          </table:table-cell>
          <table:table-cell table:formula="of:=[.B$3]*[.D40]" office:value-type="string" office:string-value="" calcext:value-type="error">
            <text:p>#DIV/0!</text:p>
          </table:table-cell>
          <table:table-cell table:formula="of:=[.C40]*[.$D4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41]*[.$D4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43]-[.C42])" office:value-type="string" office:string-value="" calcext:value-type="error">
            <text:p>#DIV/0!</text:p>
          </table:table-cell>
          <table:table-cell table:formula="of:=[.B$3]*[.D42]" office:value-type="string" office:string-value="" calcext:value-type="error">
            <text:p>#DIV/0!</text:p>
          </table:table-cell>
          <table:table-cell table:formula="of:=[.C42]*[.$D4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43]*[.$D4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45]-[.C44])" office:value-type="string" office:string-value="" calcext:value-type="error">
            <text:p>#DIV/0!</text:p>
          </table:table-cell>
          <table:table-cell table:formula="of:=[.B$3]*[.D44]" office:value-type="string" office:string-value="" calcext:value-type="error">
            <text:p>#DIV/0!</text:p>
          </table:table-cell>
          <table:table-cell table:formula="of:=[.C44]*[.$D4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45]*[.$D4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47]-[.C46])" office:value-type="string" office:string-value="" calcext:value-type="error">
            <text:p>#DIV/0!</text:p>
          </table:table-cell>
          <table:table-cell table:formula="of:=[.B$3]*[.D46]" office:value-type="string" office:string-value="" calcext:value-type="error">
            <text:p>#DIV/0!</text:p>
          </table:table-cell>
          <table:table-cell table:formula="of:=[.C46]*[.$D4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47]*[.$D4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49]-[.C48])" office:value-type="string" office:string-value="" calcext:value-type="error">
            <text:p>#DIV/0!</text:p>
          </table:table-cell>
          <table:table-cell table:formula="of:=[.B$3]*[.D48]" office:value-type="string" office:string-value="" calcext:value-type="error">
            <text:p>#DIV/0!</text:p>
          </table:table-cell>
          <table:table-cell table:formula="of:=[.C48]*[.$D4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49]*[.$D4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51]-[.C50])" office:value-type="string" office:string-value="" calcext:value-type="error">
            <text:p>#DIV/0!</text:p>
          </table:table-cell>
          <table:table-cell table:formula="of:=[.B$3]*[.D50]" office:value-type="string" office:string-value="" calcext:value-type="error">
            <text:p>#DIV/0!</text:p>
          </table:table-cell>
          <table:table-cell table:formula="of:=[.C50]*[.$D5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51]*[.$D5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53]-[.C52])" office:value-type="string" office:string-value="" calcext:value-type="error">
            <text:p>#DIV/0!</text:p>
          </table:table-cell>
          <table:table-cell table:formula="of:=[.B$3]*[.D52]" office:value-type="string" office:string-value="" calcext:value-type="error">
            <text:p>#DIV/0!</text:p>
          </table:table-cell>
          <table:table-cell table:formula="of:=[.C52]*[.$D5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53]*[.$D5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55]-[.C54])" office:value-type="string" office:string-value="" calcext:value-type="error">
            <text:p>#DIV/0!</text:p>
          </table:table-cell>
          <table:table-cell table:formula="of:=[.B$3]*[.D54]" office:value-type="string" office:string-value="" calcext:value-type="error">
            <text:p>#DIV/0!</text:p>
          </table:table-cell>
          <table:table-cell table:formula="of:=[.C54]*[.$D5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55]*[.$D5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57]-[.C56])" office:value-type="string" office:string-value="" calcext:value-type="error">
            <text:p>#DIV/0!</text:p>
          </table:table-cell>
          <table:table-cell table:formula="of:=[.B$3]*[.D56]" office:value-type="string" office:string-value="" calcext:value-type="error">
            <text:p>#DIV/0!</text:p>
          </table:table-cell>
          <table:table-cell table:formula="of:=[.C56]*[.$D5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57]*[.$D5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59]-[.C58])" office:value-type="string" office:string-value="" calcext:value-type="error">
            <text:p>#DIV/0!</text:p>
          </table:table-cell>
          <table:table-cell table:formula="of:=[.B$3]*[.D58]" office:value-type="string" office:string-value="" calcext:value-type="error">
            <text:p>#DIV/0!</text:p>
          </table:table-cell>
          <table:table-cell table:formula="of:=[.C58]*[.$D5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59]*[.$D5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61]-[.C60])" office:value-type="string" office:string-value="" calcext:value-type="error">
            <text:p>#DIV/0!</text:p>
          </table:table-cell>
          <table:table-cell table:formula="of:=[.B$3]*[.D60]" office:value-type="string" office:string-value="" calcext:value-type="error">
            <text:p>#DIV/0!</text:p>
          </table:table-cell>
          <table:table-cell table:formula="of:=[.C60]*[.$D6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61]*[.$D6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63]-[.C62])" office:value-type="string" office:string-value="" calcext:value-type="error">
            <text:p>#DIV/0!</text:p>
          </table:table-cell>
          <table:table-cell table:formula="of:=[.B$3]*[.D62]" office:value-type="string" office:string-value="" calcext:value-type="error">
            <text:p>#DIV/0!</text:p>
          </table:table-cell>
          <table:table-cell table:formula="of:=[.C62]*[.$D6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63]*[.$D6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65]-[.C64])" office:value-type="string" office:string-value="" calcext:value-type="error">
            <text:p>#DIV/0!</text:p>
          </table:table-cell>
          <table:table-cell table:formula="of:=[.B$3]*[.D64]" office:value-type="string" office:string-value="" calcext:value-type="error">
            <text:p>#DIV/0!</text:p>
          </table:table-cell>
          <table:table-cell table:formula="of:=[.C64]*[.$D6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65]*[.$D6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67]-[.C66])" office:value-type="string" office:string-value="" calcext:value-type="error">
            <text:p>#DIV/0!</text:p>
          </table:table-cell>
          <table:table-cell table:formula="of:=[.B$3]*[.D66]" office:value-type="string" office:string-value="" calcext:value-type="error">
            <text:p>#DIV/0!</text:p>
          </table:table-cell>
          <table:table-cell table:formula="of:=[.C66]*[.$D6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67]*[.$D6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69]-[.C68])" office:value-type="string" office:string-value="" calcext:value-type="error">
            <text:p>#DIV/0!</text:p>
          </table:table-cell>
          <table:table-cell table:formula="of:=[.B$3]*[.D68]" office:value-type="string" office:string-value="" calcext:value-type="error">
            <text:p>#DIV/0!</text:p>
          </table:table-cell>
          <table:table-cell table:formula="of:=[.C68]*[.$D6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69]*[.$D6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71]-[.C70])" office:value-type="string" office:string-value="" calcext:value-type="error">
            <text:p>#DIV/0!</text:p>
          </table:table-cell>
          <table:table-cell table:formula="of:=[.B$3]*[.D70]" office:value-type="string" office:string-value="" calcext:value-type="error">
            <text:p>#DIV/0!</text:p>
          </table:table-cell>
          <table:table-cell table:formula="of:=[.C70]*[.$D7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71]*[.$D7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73]-[.C72])" office:value-type="string" office:string-value="" calcext:value-type="error">
            <text:p>#DIV/0!</text:p>
          </table:table-cell>
          <table:table-cell table:formula="of:=[.B$3]*[.D72]" office:value-type="string" office:string-value="" calcext:value-type="error">
            <text:p>#DIV/0!</text:p>
          </table:table-cell>
          <table:table-cell table:formula="of:=[.C72]*[.$D7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73]*[.$D7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75]-[.C74])" office:value-type="string" office:string-value="" calcext:value-type="error">
            <text:p>#DIV/0!</text:p>
          </table:table-cell>
          <table:table-cell table:formula="of:=[.B$3]*[.D74]" office:value-type="string" office:string-value="" calcext:value-type="error">
            <text:p>#DIV/0!</text:p>
          </table:table-cell>
          <table:table-cell table:formula="of:=[.C74]*[.$D7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75]*[.$D7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77]-[.C76])" office:value-type="string" office:string-value="" calcext:value-type="error">
            <text:p>#DIV/0!</text:p>
          </table:table-cell>
          <table:table-cell table:formula="of:=[.B$3]*[.D76]" office:value-type="string" office:string-value="" calcext:value-type="error">
            <text:p>#DIV/0!</text:p>
          </table:table-cell>
          <table:table-cell table:formula="of:=[.C76]*[.$D7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77]*[.$D7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79]-[.C78])" office:value-type="string" office:string-value="" calcext:value-type="error">
            <text:p>#DIV/0!</text:p>
          </table:table-cell>
          <table:table-cell table:formula="of:=[.B$3]*[.D78]" office:value-type="string" office:string-value="" calcext:value-type="error">
            <text:p>#DIV/0!</text:p>
          </table:table-cell>
          <table:table-cell table:formula="of:=[.C78]*[.$D7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79]*[.$D7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81]-[.C80])" office:value-type="string" office:string-value="" calcext:value-type="error">
            <text:p>#DIV/0!</text:p>
          </table:table-cell>
          <table:table-cell table:formula="of:=[.B$3]*[.D80]" office:value-type="string" office:string-value="" calcext:value-type="error">
            <text:p>#DIV/0!</text:p>
          </table:table-cell>
          <table:table-cell table:formula="of:=[.C80]*[.$D8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81]*[.$D8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83]-[.C82])" office:value-type="string" office:string-value="" calcext:value-type="error">
            <text:p>#DIV/0!</text:p>
          </table:table-cell>
          <table:table-cell table:formula="of:=[.B$3]*[.D82]" office:value-type="string" office:string-value="" calcext:value-type="error">
            <text:p>#DIV/0!</text:p>
          </table:table-cell>
          <table:table-cell table:formula="of:=[.C82]*[.$D8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83]*[.$D8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85]-[.C84])" office:value-type="string" office:string-value="" calcext:value-type="error">
            <text:p>#DIV/0!</text:p>
          </table:table-cell>
          <table:table-cell table:formula="of:=[.B$3]*[.D84]" office:value-type="string" office:string-value="" calcext:value-type="error">
            <text:p>#DIV/0!</text:p>
          </table:table-cell>
          <table:table-cell table:formula="of:=[.C84]*[.$D8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85]*[.$D8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87]-[.C86])" office:value-type="string" office:string-value="" calcext:value-type="error">
            <text:p>#DIV/0!</text:p>
          </table:table-cell>
          <table:table-cell table:formula="of:=[.B$3]*[.D86]" office:value-type="string" office:string-value="" calcext:value-type="error">
            <text:p>#DIV/0!</text:p>
          </table:table-cell>
          <table:table-cell table:formula="of:=[.C86]*[.$D8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87]*[.$D8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89]-[.C88])" office:value-type="string" office:string-value="" calcext:value-type="error">
            <text:p>#DIV/0!</text:p>
          </table:table-cell>
          <table:table-cell table:formula="of:=[.B$3]*[.D88]" office:value-type="string" office:string-value="" calcext:value-type="error">
            <text:p>#DIV/0!</text:p>
          </table:table-cell>
          <table:table-cell table:formula="of:=[.C88]*[.$D8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89]*[.$D8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91]-[.C90])" office:value-type="string" office:string-value="" calcext:value-type="error">
            <text:p>#DIV/0!</text:p>
          </table:table-cell>
          <table:table-cell table:formula="of:=[.B$3]*[.D90]" office:value-type="string" office:string-value="" calcext:value-type="error">
            <text:p>#DIV/0!</text:p>
          </table:table-cell>
          <table:table-cell table:formula="of:=[.C90]*[.$D9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91]*[.$D9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93]-[.C92])" office:value-type="string" office:string-value="" calcext:value-type="error">
            <text:p>#DIV/0!</text:p>
          </table:table-cell>
          <table:table-cell table:formula="of:=[.B$3]*[.D92]" office:value-type="string" office:string-value="" calcext:value-type="error">
            <text:p>#DIV/0!</text:p>
          </table:table-cell>
          <table:table-cell table:formula="of:=[.C92]*[.$D9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93]*[.$D9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95]-[.C94])" office:value-type="string" office:string-value="" calcext:value-type="error">
            <text:p>#DIV/0!</text:p>
          </table:table-cell>
          <table:table-cell table:formula="of:=[.B$3]*[.D94]" office:value-type="string" office:string-value="" calcext:value-type="error">
            <text:p>#DIV/0!</text:p>
          </table:table-cell>
          <table:table-cell table:formula="of:=[.C94]*[.$D9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95]*[.$D9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97]-[.C96])" office:value-type="string" office:string-value="" calcext:value-type="error">
            <text:p>#DIV/0!</text:p>
          </table:table-cell>
          <table:table-cell table:formula="of:=[.B$3]*[.D96]" office:value-type="string" office:string-value="" calcext:value-type="error">
            <text:p>#DIV/0!</text:p>
          </table:table-cell>
          <table:table-cell table:formula="of:=[.C96]*[.$D9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97]*[.$D9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99]-[.C98])" office:value-type="string" office:string-value="" calcext:value-type="error">
            <text:p>#DIV/0!</text:p>
          </table:table-cell>
          <table:table-cell table:formula="of:=[.B$3]*[.D98]" office:value-type="string" office:string-value="" calcext:value-type="error">
            <text:p>#DIV/0!</text:p>
          </table:table-cell>
          <table:table-cell table:formula="of:=[.C98]*[.$D9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99]*[.$D9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101]-[.C100])" office:value-type="string" office:string-value="" calcext:value-type="error">
            <text:p>#DIV/0!</text:p>
          </table:table-cell>
          <table:table-cell table:formula="of:=[.B$3]*[.D100]" office:value-type="string" office:string-value="" calcext:value-type="error">
            <text:p>#DIV/0!</text:p>
          </table:table-cell>
          <table:table-cell table:formula="of:=[.C100]*[.$D10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101]*[.$D10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103]-[.C102])" office:value-type="string" office:string-value="" calcext:value-type="error">
            <text:p>#DIV/0!</text:p>
          </table:table-cell>
          <table:table-cell table:formula="of:=[.B$3]*[.D102]" office:value-type="string" office:string-value="" calcext:value-type="error">
            <text:p>#DIV/0!</text:p>
          </table:table-cell>
          <table:table-cell table:formula="of:=[.C102]*[.$D10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103]*[.$D10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105]-[.C104])" office:value-type="string" office:string-value="" calcext:value-type="error">
            <text:p>#DIV/0!</text:p>
          </table:table-cell>
          <table:table-cell table:formula="of:=[.B$3]*[.D104]" office:value-type="string" office:string-value="" calcext:value-type="error">
            <text:p>#DIV/0!</text:p>
          </table:table-cell>
          <table:table-cell table:formula="of:=[.C104]*[.$D10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105]*[.$D10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107]-[.C106])" office:value-type="string" office:string-value="" calcext:value-type="error">
            <text:p>#DIV/0!</text:p>
          </table:table-cell>
          <table:table-cell table:formula="of:=[.B$3]*[.D106]" office:value-type="string" office:string-value="" calcext:value-type="error">
            <text:p>#DIV/0!</text:p>
          </table:table-cell>
          <table:table-cell table:formula="of:=[.C106]*[.$D10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107]*[.$D10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109]-[.C108])" office:value-type="string" office:string-value="" calcext:value-type="error">
            <text:p>#DIV/0!</text:p>
          </table:table-cell>
          <table:table-cell table:formula="of:=[.B$3]*[.D108]" office:value-type="string" office:string-value="" calcext:value-type="error">
            <text:p>#DIV/0!</text:p>
          </table:table-cell>
          <table:table-cell table:formula="of:=[.C108]*[.$D10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109]*[.$D108]" office:value-type="string" office:string-value="" calcext:value-type="error">
            <text:p>#DIV/0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0:59:09.580498686</meta:creation-date>
    <dc:date>2018-12-06T15:17:10.856647547</dc:date>
    <meta:editing-duration>PT4H7M22S</meta:editing-duration>
    <meta:editing-cycles>11</meta:editing-cycles>
    <meta:generator>LibreOffice/4.2.8.2$Linux_X86_64 LibreOffice_project/420m0$Build-2</meta:generator>
    <meta:document-statistic meta:table-count="1" meta:cell-count="344" meta:object-count="0"/>
  </office:meta>
</office:document-meta>
</file>